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ar Java</text:p>
      <text:p text:style-name="Standard"/>
      <text:p text:style-name="Standard">Java offers a weak form of modularization (class, packages, etc).</text:p>
      <text:p text:style-name="Standard">Where Java falls short, OSGi steps in. </text:p>
      <text:p text:style-name="Standard">OSGi<text:note text:id="ftn1" text:note-class="footnote"><text:note-citation>1</text:note-citation><text:note-body><text:p text:style-name="Footnote">You can download the OSGi framework and service compendium specification from <text:a xlink:type="simple" xlink:href="http://www.osgi.org/Specifications/HomePage" text:style-name="Internet_20_link" text:visited-style-name="Visited_20_Internet_20_Link">http://www.osgi.org/Specifications/HomePage</text:a>.</text:p></text:note-body></text:note> is a framework specification that brings modularity to the Java platform.</text:p>
      <text:p text:style-name="Standard"/>
      <text:p text:style-name="Standard">Put simply, a module is a self-contained component of a much larger system. Beyond that trite definition, however, the two key attributes of a well-designed module are high cohesion and low coupling.</text:p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seppe Baudo</meta:initial-creator>
    <meta:creation-date>2014-12-03T09:32:19.64</meta:creation-date>
    <dc:date>2014-12-03T15:41:30.62</dc:date>
    <dc:creator>Giuseppe Baudo</dc:creator>
    <meta:editing-duration>PT1H34M5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6" meta:word-count="76" meta:character-count="516"/>
  </office:meta>
</office:document-meta>
</file>